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language="ru" fo:country="RU" officeooo:rsid="0025f185" officeooo:paragraph-rsid="0025f185"/>
    </style:style>
    <style:style style:name="P15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17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19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20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21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22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23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24" style:family="paragraph" style:parent-style-name="Standard">
      <style:text-properties fo:language="ru" fo:country="RU" officeooo:rsid="003b3afd" officeooo:paragraph-rsid="003b3afd"/>
    </style:style>
    <style:style style:name="P25" style:family="paragraph" style:parent-style-name="Standard">
      <style:text-properties fo:language="ru" fo:country="RU" officeooo:rsid="003eeb32" officeooo:paragraph-rsid="003eeb32"/>
    </style:style>
    <style:style style:name="P26" style:family="paragraph" style:parent-style-name="Standard">
      <style:text-properties officeooo:rsid="0029ed6a" officeooo:paragraph-rsid="0029ed6a"/>
    </style:style>
    <style:style style:name="P27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28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3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36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officeooo:rsid="00244f31"/>
    </style:style>
    <style:style style:name="T22" style:family="text">
      <style:text-properties officeooo:rsid="0029ed6a"/>
    </style:style>
    <style:style style:name="T23" style:family="text">
      <style:text-properties officeooo:rsid="002a8c42"/>
    </style:style>
    <style:style style:name="T24" style:family="text">
      <style:text-properties officeooo:rsid="002b703e"/>
    </style:style>
    <style:style style:name="T25" style:family="text">
      <style:text-properties officeooo:rsid="002f1317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fo:color="#000000" loext:opacity="100%" style:font-name="Cascadia Mono" fo:font-size="9.5pt" officeooo:rsid="00314d7d" style:font-size-asian="9.5pt"/>
    </style:style>
    <style:style style:name="T28" style:family="text">
      <style:text-properties fo:color="#000000" loext:opacity="100%" style:font-name="Cascadia Mono" fo:font-size="9.5pt" officeooo:rsid="0032e43f" style:font-size-asian="9.5pt"/>
    </style:style>
    <style:style style:name="T29" style:family="text">
      <style:text-properties fo:color="#0000ff" loext:opacity="100%" style:font-name="Cascadia Mono" fo:font-size="9.5pt" style:font-size-asian="9.5pt"/>
    </style:style>
    <style:style style:name="T30" style:family="text">
      <style:text-properties officeooo:rsid="0034f73a"/>
    </style:style>
    <style:style style:name="T31" style:family="text">
      <style:text-properties officeooo:rsid="00397ec1"/>
    </style:style>
    <style:style style:name="T32" style:family="text">
      <style:text-properties officeooo:rsid="003bad6b"/>
    </style:style>
    <style:style style:name="T33" style:family="text">
      <style:text-properties officeooo:rsid="003d12ea"/>
    </style:style>
    <style:style style:name="T34" style:family="text">
      <style:text-properties officeooo:rsid="004d4852"/>
    </style:style>
    <style:style style:name="T35" style:family="text">
      <style:text-properties officeooo:rsid="0053a635"/>
    </style:style>
    <style:style style:name="T36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37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38" style:family="text">
      <style:text-properties officeooo:rsid="005c9ef1"/>
    </style:style>
    <style:style style:name="T39" style:family="text">
      <style:text-properties officeooo:rsid="00662e8d"/>
    </style:style>
    <style:style style:name="T40" style:family="text">
      <style:text-properties officeooo:rsid="006976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24">Скрипт для атаки. Из него будет сформирован <text:span text:style-name="T1">Scriptableobject.</text:span></text:p>
      <text:p text:style-name="P24">- В стойку атаки можно войти, выйти, и обновить действие при входе (<text:span text:style-name="T1">update).</text:span></text:p>
      <text:p text:style-name="P24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24">- <text:span text:style-name="T32">чистит список в </text:span><text:span text:style-name="T5">attackManager</text:span></text:p>
      <text:p text:style-name="P24"><text:span text:style-name="T5">- </text:span><text:span text:style-name="T33">Добавили СЮДА </text:span><text:span text:style-name="T6">deathanimator?</text:span></text:p>
      <text:p text:style-name="Standard"/>
      <text:p text:style-name="P25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34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26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13">AttackManager (singleton) - </text:p>
      <text:p text:style-name="Standard"><text:span text:style-name="T10">Хранилище</text:span> списк<text:span text:style-name="T31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13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21">cs</text:span></text:p>
      <text:p text:style-name="P14">В <text:span text:style-name="T1">Damage Detector – </text:span>применяем аниматор смерти.</text:p>
      <text:p text:style-name="P14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22">(singleton)</text:span></text:p>
      <text:p text:style-name="P15">Содержит словарь листов <text:span text:style-name="T1">pullobject’</text:span>ов. <text:span text:style-name="T24">Может пополнять список при необходимости.</text:span></text:p>
      <text:p text:style-name="P15"><text:span text:style-name="T23">Содержит</text:span> метод <text:span text:style-name="T1">Instantiate </text:span>из <text:span text:style-name="T1">Pull object loader. </text:span><text:span text:style-name="T23">(Вызывается в </text:span><text:span text:style-name="T4">Attack)</text:span></text:p>
      <text:p text:style-name="P18">В листах <text:span text:style-name="T1">pullobject</text:span>ов хранятся свободные под пулл объекты, а не занятые. Потому </text:p>
      <text:p text:style-name="P18"><text:span text:style-name="T26"><text:s text:c="2"/></text:span><text:span text:style-name="T29">public</text:span><text:span text:style-name="T26"> GameObject GetObject (PoolObjectType objType) <text:s/>используется, когда, напр, патрону нужно выделить пул. </text:span></text:p>
      <text:p text:style-name="P18"><text:span text:style-name="T26">Когда патрон исчезнет, пул вернется в лис</text:span><text:span text:style-name="T27">т и задизейблится </text:span><text:span text:style-name="T28">( </text:span><text:span text:style-name="T29">public</text:span><text:span text:style-name="T26"> </text:span><text:span text:style-name="T29">void</text:span><text:span text:style-name="T26"> AddObject (PoolObject obj)</text:span><text:span text:style-name="T28">).</text:span></text:p>
      <text:p text:style-name="P10"/>
      <text:p text:style-name="P7"/>
      <text:p text:style-name="P3">Failsafe?</text:p>
      <text:p text:style-name="P16">Если <text:span text:style-name="T1">Poolobjct </text:span>не зареган в <text:span text:style-name="T1">Pull Manager, </text:span>то он должен быть по умочанию отключен. </text:p>
      <text:p text:style-name="P19">Пример был, что если 2 персонажа бьют друг друга, то не идет аптдейт <text:span text:style-name="T30">после смерти и создается 2 пула?</text:span></text:p>
      <text:p text:style-name="P17">Создали через корутины, грубо говоря, время жизни для <text:span text:style-name="T1">pull object, </text:span>чтобы они дохли <text:span text:style-name="T25">через таймер</text:span>, даже если игрок не апдейтится.</text:p>
      <text:p text:style-name="P7"/>
      <text:p text:style-name="P7"/>
      <text:h text:style-name="P27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20">Дано: знание какие чужик коллайдеры нас задевают</text:p>
      <text:p text:style-name="P20">Задача: понять какие из наших коллайдеров задеты.</text:p>
      <text:p text:style-name="P20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35">apply) </text:span></text:p>
      <text:p text:style-name="P11"/>
      <text:p text:style-name="P23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21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29"/>
      <text:h text:style-name="P28" text:outline-level="1">#19 Assigning Death Animations</text:h>
      <text:p text:style-name="P35">setting up DeathAnimationManager.cs </text:p>
      <text:p text:style-name="P22"><text:span text:style-name="T37"><text:s/></text:span><text:span text:style-name="T36">downloading/importing animations</text:span><text:span text:style-name="T37"> <text:s/></text:span></text:p>
      <text:p text:style-name="P22"><text:span text:style-name="T36">assigning a death animation to body parts</text:span><text:span text:style-name="T37"> <text:s/></text:span></text:p>
      <text:p text:style-name="P22"><text:span text:style-name="T36">fine-tuning animations</text:span><text:span text:style-name="T7"> </text:span></text:p>
      <text:p text:style-name="P30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36"/>
      <text:p text:style-name="P12">DeathAnimationLoader -<text:span text:style-name="T18">список всех доступных анимаций смерти, из которого </text:span><text:span text:style-name="T38">death animation </text:span><text:soft-page-break/><text:span text:style-name="T38">manager </text:span><text:span text:style-name="T18">будет подсасывать анимации в зависимости от поврежденной часть (</text:span><text:span text:style-name="T38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32">#24 Camera Shake</text:p>
      <text:p text:style-name="P32"/>
      <text:p text:style-name="P33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40">cameramanager</text:span></text:p>
      <text:p text:style-name="P32"/>
      <text:p text:style-name="P34">Cameramanager – <text:span text:style-name="T19">отвечает за переключения камерами через </text:span><text:span text:style-name="T39">CameraController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7T13:18:07.553000000</dc:date>
    <meta:editing-duration>P7DT19H53M2S</meta:editing-duration>
    <meta:editing-cycles>57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62" meta:word-count="506" meta:character-count="3825" meta:non-whitespace-character-count="3353"/>
  </office:meta>
</office:document-meta>
</file>